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9.404cm" svg:y1="15.359cm" svg:x2="9.376cm" svg:y2="1.978cm">
          <text:p/>
        </draw:line>
        <draw:line draw:style-name="gr4" draw:text-style-name="P1" draw:layer="layout" svg:x1="15.805cm" svg:y1="15.391cm" svg:x2="15.805cm" svg:y2="5.703cm">
          <text:p/>
        </draw:line>
        <draw:custom-shape draw:style-name="gr5" draw:text-style-name="P1" draw:layer="layout" svg:width="0.642cm" svg:height="0.642cm" svg:x="15.46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642cm" svg:height="0.642cm" svg:x="9.071cm" svg:y="1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3.035cm" svg:y1="15.357cm" svg:x2="3.007cm" svg:y2="10.093cm">
          <text:p/>
        </draw:line>
        <draw:line draw:style-name="gr4" draw:text-style-name="P1" draw:layer="layout" svg:x1="22.234cm" svg:y1="15.387cm" svg:x2="22.234cm" svg:y2="12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19:54:29.511107367</dc:date>
    <dc:creator>elucterio </dc:creator>
    <meta:editing-duration>PT9M29S</meta:editing-duration>
    <meta:editing-cycles>5</meta:editing-cycles>
    <meta:generator>LibreOffice/4.2.8.2$Linux_X86_64 LibreOffice_project/420m0$Build-2</meta:generator>
    <meta:document-statistic meta:object-count="12"/>
  </office:meta>
</office:document-meta>
</file>